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style:font-name="Droid Sans Mono" fo:color="#D4D4D4" fo:font-size="10.5pt" style:font-size-asian="10.5pt" fo:background-color="#1E1E1E" fo:language="en" fo:country="US"/>
    </style:style>
    <style:style style:name="P13" style:parent-style-name="Standard" style:family="paragraph">
      <style:text-properties style:font-name="Droid Sans Mono" fo:color="#D4D4D4" fo:font-size="10.5pt" style:font-size-asian="10.5pt" fo:background-color="#1E1E1E" fo:language="en" fo:country="US"/>
    </style:style>
    <style:style style:name="P14" style:parent-style-name="Standard" style:family="paragraph">
      <style:text-properties style:font-name="Droid Sans Mono" fo:color="#000000" fo:font-size="10.5pt" style:font-size-asian="10.5pt" fo:language="en" fo:country="US"/>
    </style:style>
    <style:style style:name="P15" style:parent-style-name="Standard" style:family="paragraph">
      <style:text-properties style:font-name="Droid Sans Mono" fo:color="#000000" fo:font-size="10.5pt" style:font-size-asian="10.5pt" fo:language="en" fo:country="US"/>
    </style:style>
    <style:style style:name="P16" style:parent-style-name="Standard" style:family="paragraph">
      <style:text-properties style:font-name="Droid Sans Mono" fo:color="#000000" fo:font-size="10.5pt" style:font-size-asian="10.5pt"/>
    </style:style>
    <style:style style:name="P17" style:parent-style-name="Standard" style:family="paragraph">
      <style:text-properties style:font-name="Droid Sans Mono" fo:color="#000000" fo:font-size="10.5pt" style:font-size-asian="10.5pt"/>
    </style:style>
    <style:style style:name="P18" style:parent-style-name="Standard" style:family="paragraph">
      <style:text-properties style:font-name="Droid Sans Mono" fo:color="#000000" fo:font-size="10.5pt" style:font-size-asian="10.5pt"/>
    </style:style>
    <style:style style:name="P19" style:parent-style-name="Standard" style:family="paragraph">
      <style:text-properties style:font-name="Droid Sans Mono" fo:color="#000000" fo:font-size="10.5pt" style:font-size-asian="10.5pt"/>
    </style:style>
    <style:style style:name="P20" style:parent-style-name="Standard" style:family="paragraph">
      <style:text-properties style:font-name="Droid Sans Mono" fo:color="#000000" fo:font-size="10.5pt" style:font-size-asian="10.5pt"/>
    </style:style>
    <style:style style:name="P21" style:parent-style-name="Standard" style:family="paragraph">
      <style:text-properties style:font-name="Droid Sans Mono" fo:color="#000000" fo:font-size="10.5pt" style:font-size-asian="10.5pt"/>
    </style:style>
    <style:style style:name="P22" style:parent-style-name="Standard" style:family="paragraph">
      <style:text-properties style:font-name="Droid Sans Mono" fo:color="#000000" fo:font-size="10.5pt" style:font-size-asian="10.5pt"/>
    </style:style>
    <style:style style:name="P23" style:parent-style-name="Standard" style:family="paragraph">
      <style:text-properties style:font-name="Droid Sans Mono" fo:color="#000000" fo:font-size="10.5pt" style:font-size-asian="10.5pt"/>
    </style:style>
    <style:style style:name="P24" style:parent-style-name="Standard" style:family="paragraph">
      <style:text-properties style:font-name="Droid Sans Mono" fo:color="#000000" fo:font-size="10.5pt" style:font-size-asian="10.5pt"/>
    </style:style>
    <style:style style:name="P25" style:parent-style-name="Standard" style:family="paragraph">
      <style:text-properties style:font-name="Droid Sans Mono" fo:color="#000000" fo:font-size="10.5pt" style:font-size-asian="10.5pt"/>
    </style:style>
    <style:style style:name="T26" style:parent-style-name="Lienhypertexte" style:family="text">
      <style:text-properties style:font-name="Droid Sans Mono" fo:font-size="10.5pt" style:font-size-asian="10.5pt"/>
    </style:style>
    <style:style style:name="T27" style:parent-style-name="Lienhypertexte" style:family="text">
      <style:text-properties style:font-name="Droid Sans Mono" fo:font-size="10.5pt" style:font-size-asian="10.5pt"/>
    </style:style>
    <style:style style:name="T28" style:parent-style-name="Lienhypertexte" style:family="text">
      <style:text-properties style:font-name="Droid Sans Mono" fo:font-size="10.5pt" style:font-size-asian="10.5pt"/>
    </style:style>
    <style:style style:name="T29" style:parent-style-name="Lienhypertexte" style:family="text">
      <style:text-properties style:font-name="Droid Sans Mono" fo:font-size="10.5pt" style:font-size-asian="10.5pt"/>
    </style:style>
    <style:style style:name="T30" style:parent-style-name="Lienhypertexte" style:family="text">
      <style:text-properties style:font-name="Droid Sans Mono" fo:font-size="10.5pt" style:font-size-asian="10.5pt"/>
    </style:style>
    <style:style style:name="P31" style:parent-style-name="Standard" style:family="paragraph">
      <style:text-properties style:font-name="Droid Sans Mono" fo:color="#000000" fo:font-size="10.5pt" style:font-size-asian="10.5pt"/>
    </style:style>
    <style:style style:name="P32" style:parent-style-name="Standard" style:family="paragraph">
      <style:text-properties style:font-name="Droid Sans Mono" fo:color="#000000" fo:font-size="10.5pt" style:font-size-asian="10.5pt"/>
    </style:style>
    <style:style style:name="P33" style:parent-style-name="Standard" style:family="paragraph">
      <style:text-properties style:font-name="Droid Sans Mono" fo:color="#000000" fo:font-size="10.5pt" style:font-size-asian="10.5pt"/>
    </style:style>
    <style:style style:name="P34" style:parent-style-name="Standard" style:family="paragraph">
      <style:text-properties style:font-name="Droid Sans Mono" fo:color="#000000" fo:font-size="10.5pt" style:font-size-asian="10.5pt"/>
    </style:style>
    <style:style style:name="T35" style:parent-style-name="Policepardéfaut" style:family="text">
      <style:text-properties style:font-name="Droid Sans Mono" fo:color="#000000" fo:font-size="10.5pt" style:font-size-asian="10.5pt"/>
    </style:style>
    <style:style style:name="T36" style:parent-style-name="Policepardéfaut" style:family="text">
      <style:text-properties style:font-name="Droid Sans Mono" fo:color="#000000" fo:font-size="10.5pt" style:font-size-asian="10.5pt"/>
    </style:style>
    <style:style style:name="T37" style:parent-style-name="Policepardéfaut" style:family="text">
      <style:text-properties style:font-name="Droid Sans Mono" fo:color="#000000" fo:font-size="10.5pt" style:font-size-asian="10.5pt"/>
    </style:style>
    <style:style style:name="T38" style:parent-style-name="Policepardéfaut" style:family="text">
      <style:text-properties style:font-name="Droid Sans Mono" fo:color="#000000" fo:font-size="10.5pt" style:font-size-asian="10.5pt"/>
    </style:style>
    <style:style style:name="T39" style:parent-style-name="Policepardéfaut" style:family="text">
      <style:text-properties style:font-name="Droid Sans Mono" fo:color="#000000" fo:font-size="10.5pt" style:font-size-asian="10.5pt"/>
    </style:style>
    <style:style style:name="T40" style:parent-style-name="Policepardéfaut" style:family="text">
      <style:text-properties style:font-name="Droid Sans Mono" fo:color="#000000" fo:font-size="10.5pt" style:font-size-asian="10.5pt"/>
    </style:style>
    <style:style style:name="T41" style:parent-style-name="Policepardéfaut" style:family="text">
      <style:text-properties style:font-name="Droid Sans Mono" fo:color="#000000" fo:font-size="10.5pt" style:font-size-asian="10.5pt"/>
    </style:style>
    <style:style style:name="T42" style:parent-style-name="Policepardéfaut" style:family="text">
      <style:text-properties style:font-name="Droid Sans Mono" fo:color="#000000" fo:font-size="10.5pt" style:font-size-asian="10.5pt"/>
    </style:style>
    <style:style style:name="T43" style:parent-style-name="Policepardéfaut" style:family="text">
      <style:text-properties style:font-name="Droid Sans Mono" fo:color="#000000" fo:font-size="10.5pt" style:font-size-asian="10.5pt"/>
    </style:style>
    <style:style style:name="T44" style:parent-style-name="Policepardéfaut" style:family="text">
      <style:text-properties style:font-name="Droid Sans Mono" fo:color="#000000" fo:font-size="10.5pt" style:font-size-asian="10.5pt"/>
    </style:style>
    <style:style style:name="T45" style:parent-style-name="Policepardéfaut" style:family="text">
      <style:text-properties style:font-name="Droid Sans Mono" fo:color="#000000" fo:font-size="10.5pt" style:font-size-asian="10.5pt"/>
    </style:style>
    <style:style style:name="T46" style:parent-style-name="Policepardéfaut" style:family="text">
      <style:text-properties style:font-name="Droid Sans Mono" fo:color="#000000" fo:font-size="10.5pt" style:font-size-asian="10.5pt"/>
    </style:style>
  </office:automatic-styles>
  <office:body>
    <office:text text:use-soft-page-breaks="true">
      <text:p text:style-name="P1">Sitemap ShockFX</text:p>
      <text:p text:style-name="Standard"/>
      <text:p text:style-name="Standard"/>
      <text:p text:style-name="Standard">Pages :</text:p>
      <text:p text:style-name="Standard"/>
      <text:p text:style-name="Standard">Accueil / Home page <text:s/>→ diff sections de la page</text:p>
      <text:p text:style-name="Standard">Jeux / Games / Equipes Teams ? <text:s/>→ CR, etc</text:p>
      <text:p text:style-name="Standard">Matchs → par jeux</text:p>
      <text:p text:style-name="Standard">Streams </text:p>
      <text:p text:style-name="Standard">Actus / News (blog articles) → classées par jeux</text:p>
      <text:p text:style-name="P2">Palmarès / Hall of fame → 2020-2021 /<text:s/>2004-2011 → diff jeux</text:p>
      <text:p text:style-name="Standard">Partenaires / Partners</text:p>
      <text:p text:style-name="Standard">** Boutique / Shop</text:p>
      <text:p text:style-name="Standard">** Tournois / Tournaments</text:p>
      <text:p text:style-name="Standard">Contact</text:p>
      <text:p text:style-name="Standard"/>
      <text:p text:style-name="Standard">Recrutement</text:p>
      <text:p text:style-name="Standard">Le Club</text:p>
      <text:p text:style-name="Standard"/>
      <text:p text:style-name="Standard"/>
      <text:p text:style-name="Standard">Pages :</text:p>
      <text:p text:style-name="P3">our squad</text:p>
      <text:p text:style-name="P4">contact us</text:p>
      <text:p text:style-name="P5">portfolio standard/gallery</text:p>
      <text:p text:style-name="P6">blog right sidebar</text:p>
      <text:p text:style-name="P7">match list</text:p>
      <text:p text:style-name="P8">icon with text</text:p>
      <text:p text:style-name="P9">tabs ( a test )</text:p>
      <text:p text:style-name="P10">blog list</text:p>
      <text:p text:style-name="P11"/>
      <text:p text:style-name="P12"/>
      <text:p text:style-name="P13"/>
      <text:p text:style-name="P14">Fiche joueur / staff :</text:p>
      <text:p text:style-name="P15"/>
      <text:p text:style-name="P16">- Pseudo</text:p>
      <text:p text:style-name="P17">- Prénom Nom</text:p>
      <text:p text:style-name="P18">- Photo de profil (intégration avec maillot ? Voir avec un graphiste)</text:p>
      <text:p text:style-name="P19">- rôle (joueur, manager, ...)</text:p>
      <text:p text:style-name="P20">- Liens de vos réseaux sociaux : twitter / youtube / twitch / insta (pas obligatoire de tous les<text:s/>donner)</text:p>
      <text:p text:style-name="P21">- Très courte description de vous, votre rapport a l’esport (non obligatoire)</text:p>
      <text:p text:style-name="P22">- Palmarès joueur / réalisations perso</text:p>
      <text:p text:style-name="P23"/>
      <text:p text:style-name="P24"/>
      <text:p text:style-name="P25"/>
      <text:p text:style-name="Standard"><text:a xlink:href="https://twitter.com/ShockfxEsport" office:target-frame-name="_top" xlink:show="replace"><text:span text:style-name="T26">https://twitter.com/ShockfxEsport</text:span></text:a></text:p>
      <text:p text:style-name="Standard"><text:a xlink:href="https://www.instagram.com/shockfx.esport/" office:target-frame-name="_top" xlink:show="replace"><text:span text:style-name="T27">https://www.instagram.com/shockfx.esport/</text:span></text:a></text:p>
      <text:p text:style-name="Standard"><text:a xlink:href="https://www.facebook.com/shock.fx.game" office:target-frame-name="_top" xlink:show="replace"><text:span text:style-name="T28">https://www.facebook.com/shock.fx.game</text:span></text:a></text:p>
      <text:p text:style-name="Standard"><text:a xlink:href="https://www.youtube.com/user/Stephou5430" office:target-frame-name="_top" xlink:show="replace"><text:span text:style-name="T29">https://www.youtube.com/user/Stephou5430</text:span></text:a></text:p>
      <text:p text:style-name="Standard"><text:a xlink:href="https://www.twitch.tv/shockfxesport" office:target-frame-name="_top" xlink:show="replace"><text:span text:style-name="T30">https://www.twitch.tv/shockfxesport</text:span></text:a></text:p>
      <text:p text:style-name="P31"/>
      <text:p text:style-name="P32"/>
      <text:p text:style-name="P33">L’esport est un secteur en constante évolution, mais aussi en expansion incontestable,<text:s/>avec un chiffre d’affaire qui dépasse désormais le milliard d’euros chaque année dans le monde.<text:s/>Au même titre que les cryptomonnaies ou encore le metaverse, investir dans l’esport est aujourd’hui plus que jamais un choix judicieux.<text:s/>A ShockFX Esport nous souhaitons offrir<text:s/>à nos joueurs<text:s/>un environnement qui<text:s/>leur<text:s/>permettra de<text:s/>s’épanouir afin de booster<text:s/>leurs<text:s/>performances.<text:s/>Vous êtes une entreprise à la recherche de<text:s/>plus de<text:s/>visibilité, notamment auprès de notre jeunesse, et vous souhaitez commencer à investir dans l’esport ? Contactez-nous !</text:p>
      <text:p text:style-name="P34"/>
      <text:p text:style-name="Standard"><text:span text:style-name="T35">Comme vous le savez, la pandémie de Covid-19 n’a pas aidé</text:span><text:span text:style-name="T36">, annulations de LANs, etc. Nous avons décidé d’en profiter pour faire avancer nos projets, afin de vous proposer à l’avenir la meilleure expérience, grâce aux aides qui nous seront fournies, sponsors,<text:s/></text:span><text:span text:style-name="T37">la<text:s/></text:span><text:span text:style-name="T38">région Normandie...<text:s/></text:span><text:span text:style-name="T39">Vous avez des compétences mais ne savez pas comment les valoriser, ou vous souhaitez en construire des nouvelles ?<text:s/></text:span><text:span text:style-name="T40">Vous souhaitez apporter votre pierre à l’édifice </text:span><text:span text:style-name="T41">à un projet solide et passionnant<text:s/></text:span><text:span text:style-name="T42">?<text:s/></text:span><text:span text:style-name="T43">N’hésitez pas à nous contacter, nous recrutons différents profils</text:span><text:span text:style-name="T44"><text:s/>et talents</text:span><text:span text:style-name="T45"><text:s/>! Vous souhaitez lancer un projet</text:span><text:span text:style-name="T46"><text:s/>d’équipe ou y contribuer, mais ne souhaitez pas le faire seul, parlons-en ! Nous serons là pour vous accompagn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rien Oleksiak</meta:initial-creator>
    <dc:creator>Adrien Oleksiak</dc:creator>
    <meta:creation-date>2021-02-25T21:35:00Z</meta:creation-date>
    <dc:date>2021-12-28T00:56:00Z</dc:date>
    <meta:template xlink:href="Normal" xlink:type="simple"/>
    <meta:editing-cycles>3</meta:editing-cycles>
    <meta:editing-duration>PT177840S</meta:editing-duration>
    <meta:document-statistic meta:page-count="1" meta:paragraph-count="5" meta:word-count="409" meta:character-count="2657" meta:row-count="18" meta:non-whitespace-character-count="2253"/>
  </office:meta>
</office:document-meta>
</file>